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428b" officeooo:paragraph-rsid="000a428b"/>
    </style:style>
    <style:style style:name="P2" style:family="paragraph" style:parent-style-name="Standard">
      <style:text-properties officeooo:rsid="000a428b" officeooo:paragraph-rsid="000bd851"/>
    </style:style>
    <style:style style:name="P3" style:family="paragraph" style:parent-style-name="Standard">
      <style:text-properties fo:font-size="14pt" officeooo:rsid="000a428b" officeooo:paragraph-rsid="000a428b" style:font-size-asian="14pt" style:font-size-complex="14pt"/>
    </style:style>
    <style:style style:name="P4" style:family="paragraph" style:parent-style-name="Standard">
      <style:text-properties fo:font-size="11pt" officeooo:rsid="000a428b" officeooo:paragraph-rsid="000bd851" style:font-size-asian="11pt" style:font-size-complex="11pt"/>
    </style:style>
    <style:style style:name="P5" style:family="paragraph" style:parent-style-name="Standard">
      <style:text-properties fo:font-size="11pt" officeooo:rsid="000a428b" officeooo:paragraph-rsid="000a428b" style:font-size-asian="11pt" style:font-size-complex="11pt"/>
    </style:style>
    <style:style style:name="P6" style:family="paragraph" style:parent-style-name="Standard">
      <style:text-properties fo:font-size="11pt" officeooo:rsid="000a428b" officeooo:paragraph-rsid="000c10db" style:font-size-asian="11pt" style:font-size-complex="11pt"/>
    </style:style>
    <style:style style:name="P7" style:family="paragraph" style:parent-style-name="Standard">
      <style:text-properties fo:font-size="11pt" officeooo:rsid="000c6cd2" officeooo:paragraph-rsid="000c6cd2" style:font-size-asian="11pt" style:font-size-complex="11pt"/>
    </style:style>
    <style:style style:name="P8" style:family="paragraph" style:parent-style-name="Standard">
      <style:text-properties fo:font-size="11pt" fo:font-weight="bold" officeooo:rsid="000a428b" officeooo:paragraph-rsid="000a428b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style="italic" officeooo:rsid="000a428b" officeooo:paragraph-rsid="000a428b" style:font-size-asian="11pt" style:font-style-asian="italic" style:font-size-complex="11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10db" style:font-style-asian="italic" style:font-style-complex="italic"/>
    </style:style>
    <style:style style:name="T5" style:family="text">
      <style:text-properties fo:font-style="italic" officeooo:rsid="000c6cd2" style:font-style-asian="italic" style:font-style-complex="italic"/>
    </style:style>
    <style:style style:name="T6" style:family="text">
      <style:text-properties fo:font-style="italic" fo:font-weight="normal" officeooo:rsid="000c10d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c6cd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cb2f8" style:font-style-asian="italic" style:font-weight-asian="normal" style:font-style-complex="italic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bd851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bd85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6cd2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bd851" style:font-weight-asian="bold" style:font-weight-complex="bold"/>
    </style:style>
    <style:style style:name="T16" style:family="text">
      <style:text-properties fo:font-weight="bold" officeooo:rsid="000c6cd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bd851" style:font-weight-asian="normal" style:font-weight-complex="normal"/>
    </style:style>
    <style:style style:name="T19" style:family="text">
      <style:text-properties fo:font-weight="normal" officeooo:rsid="000c6cd2" style:font-weight-asian="normal" style:font-weight-complex="normal"/>
    </style:style>
    <style:style style:name="T20" style:family="text">
      <style:text-properties officeooo:rsid="000bd851"/>
    </style:style>
    <style:style style:name="T21" style:family="text">
      <style:text-properties officeooo:rsid="000c6cd2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1pt" officeooo:rsid="000bd851" style:font-size-asian="11pt" style:font-size-complex="11pt"/>
    </style:style>
    <style:style style:name="T2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0bd851" style:font-size-asian="11pt" style:font-style-asian="normal" style:font-weight-asian="norm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Chapitre I : </text:span><text:span text:style-name="T23">Présentation des robots parallèles à câbles</text:span></text:p>
      <text:p text:style-name="P1"/>
      <text:p text:style-name="P1"><text:tab/><text:span text:style-name="T2">Section 1 : </text:span><text:span text:style-name="T1">Des manipulateurs séries aux manipulateurs parallèles</text:span></text:p>
      <text:p text:style-name="P3"/>
      <text:p text:style-name="P2"><text:tab/><text:tab/><text:span text:style-name="T25">Sous-section 1 : </text:span><text:span text:style-name="T24">Notions introductives</text:span></text:p>
      <text:p text:style-name="P4"><text:tab/><text:tab/><text:span text:style-name="T4">manipulateur, chaînes cinématiques, coordonnées articulaires, opérationnelles, actives, <text:tab/><text:tab/><text:tab/><text:tab/>passives, degré de liberté, ...</text:span></text:p>
      <text:p text:style-name="P4"/>
      <text:p text:style-name="P5"><text:tab/><text:tab/><text:span text:style-name="T9">Sous-section </text:span><text:span text:style-name="T10">2</text:span><text:span text:style-name="T9"> : </text:span>Les robots séries</text:p>
      <text:p text:style-name="P5"><text:tab/><text:tab/><text:span text:style-name="T4">présentation, modélisation, avantages et inconvénients</text:span></text:p>
      <text:p text:style-name="P5"/>
      <text:p text:style-name="P5"><text:tab/><text:tab/><text:span text:style-name="T14">Sous-section </text:span><text:span text:style-name="T15">3</text:span><text:span text:style-name="T14"> : </text:span>Les robots parallèles</text:p>
      <text:p text:style-name="P6"><text:tab/><text:tab/><text:span text:style-name="T4">chaînes cinématiques fermées, avantages, spécificités, robots représentatifs, problématiques, <text:tab/><text:tab/><text:tab/>inconvénients</text:span></text:p>
      <text:p text:style-name="P5"/>
      <text:p text:style-name="P1"><text:tab/><text:span text:style-name="T2">Section 2 : </text:span><text:span text:style-name="T1">Les manipulateurs parallèles à câbles</text:span></text:p>
      <text:p text:style-name="P1"/>
      <text:p text:style-name="P1"><text:tab/><text:tab/><text:span text:style-name="T25">Sous-section 1 : </text:span><text:span text:style-name="T24">Spécificités, avantages et inconvénients</text:span></text:p>
      <text:p text:style-name="P5"><text:tab/><text:tab/><text:span text:style-name="T5">actionneurs, configuration suspendue ou pleinement contrainte, travail en opposition des <text:tab/><text:tab/><text:tab/>câbles, élasticité, pesance, ...</text:span></text:p>
      <text:p text:style-name="P5"/>
      <text:p text:style-name="P5"><text:tab/><text:tab/><text:span text:style-name="T14">Sous-section 2 : </text:span><text:span text:style-name="T20">Quelques robots historiques et représentatifs</text:span></text:p>
      <text:p text:style-name="P7"><text:tab/><text:tab/><text:span text:style-name="T3">NIST, CoGiRo, </text:span></text:p>
      <text:p text:style-name="P5"/>
      <text:p text:style-name="P8"><text:tab/><text:tab/><text:span text:style-name="T20">Sous-section 3 : </text:span><text:span text:style-name="T18">Marionet-Assist</text:span></text:p>
      <text:p text:style-name="P8"><text:span text:style-name="T18"><text:tab/><text:tab/></text:span><text:span text:style-name="T6">contexte assistance, spécificités mécaniques, </text:span><text:span text:style-name="T7">propriétés, utilisations actuelles et <text:tab/>envisageables, <text:tab/><text:tab/><text:tab/>différents modes</text:span></text:p>
      <text:p text:style-name="P1"/>
      <text:p text:style-name="P1"><text:tab/><text:span text:style-name="T2">Section 3 : </text:span><text:span text:style-name="T1">Modélisations géométriques et cinématiques</text:span></text:p>
      <text:p text:style-name="P1"/>
      <text:p text:style-name="P1"><text:tab/><text:tab/><text:span text:style-name="T25">Sous-section 1 : </text:span><text:span text:style-name="T24">Le MGSI</text:span></text:p>
      <text:p text:style-name="P9"><text:tab/><text:tab/><text:span text:style-name="T21">MGI classique, statique, MGSI</text:span></text:p>
      <text:p text:style-name="P5"/>
      <text:p text:style-name="P5"><text:tab/><text:tab/><text:span text:style-name="T14">Sous-section 2 :</text:span><text:span text:style-name="T17"> </text:span><text:span text:style-name="T18">L</text:span>e <text:span text:style-name="T20">MGSD</text:span></text:p>
      <text:p text:style-name="P9"><text:tab/><text:tab/><text:span text:style-name="T21">MGD classique, MGSD, donner des exemples</text:span></text:p>
      <text:p text:style-name="P5"/>
      <text:p text:style-name="P4"><text:tab/><text:tab/><text:span text:style-name="T14">Sous-section </text:span><text:span text:style-name="T16">3</text:span><text:span text:style-name="T14"> : </text:span><text:span text:style-name="T20">Cinématique</text:span></text:p>
      <text:p text:style-name="P4"><text:tab/><text:tab/><text:span text:style-name="T5">construction de la jacobienne cinematique inverse, représentations des angles, (éventuellement <text:tab/><text:tab/><text:tab/>un peu de Plücker)</text:span></text:p>
      <text:p text:style-name="P4"/>
      <text:p text:style-name="P1"><text:span text:style-name="T1"><text:tab/></text:span><text:span text:style-name="T2">Section 4 : </text:span><text:span text:style-name="T1">Les robots N-1</text:span></text:p>
      <text:p text:style-name="P2"/>
      <text:p text:style-name="P2"><text:tab/><text:tab/><text:span text:style-name="T25">Sous-section 1 :</text:span><text:span text:style-name="T26"> </text:span><text:span text:style-name="T27">Spécificités</text:span></text:p>
      <text:p text:style-name="P4"><text:span text:style-name="T12"><text:tab/><text:tab/></text:span><text:span text:style-name="T7">points d'attaches, trois câbles en tension, augmentation de l'espace de travail, détermination de <text:tab/><text:tab/><text:tab/>l'espace pour une cc à trois câbles</text:span></text:p>
      <text:p text:style-name="P4"/>
      <text:p text:style-name="P4"><text:tab/><text:tab/><text:span text:style-name="T14">Sous-section 2 : </text:span><text:span text:style-name="T18">MG</text:span><text:span text:style-name="T19">S</text:span><text:span text:style-name="T18">D, MG</text:span><text:span text:style-name="T19">S</text:span><text:span text:style-name="T18">I, MC</text:span></text:p>
      <text:p text:style-name="P4"><text:span text:style-name="T18"><text:tab/><text:tab/></text:span><text:span text:style-name="T8">expliciter la forme prise par les modèles avec illustr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y Ramadour</meta:initial-creator>
    <meta:creation-date>2014-10-07T13:41:28.748885575</meta:creation-date>
    <dc:date>2014-10-07T14:29:49.553533403</dc:date>
    <dc:creator>Remy Ramadour</dc:creator>
    <meta:editing-duration>PT37M4S</meta:editing-duration>
    <meta:editing-cycles>4</meta:editing-cycles>
    <meta:generator>LibreOffice/4.1.6.2$Linux_x86 LibreOffice_project/410$Build-2</meta:generator>
    <meta:printed-by>Remy Ramadour</meta:printed-by>
    <meta:print-date>2014-10-07T14:25:44.720084673</meta:print-date>
    <meta:document-statistic meta:table-count="0" meta:image-count="0" meta:object-count="0" meta:page-count="1" meta:paragraph-count="27" meta:word-count="205" meta:character-count="1620" meta:non-whitespace-character-count="1373"/>
  </office:meta>
</office:document-meta>
</file>